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IncludeCacheStorageProxy.remove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reIncludeCacheStorageProxy.get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reIncludeCacheStorageProxy.getKey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IncludeCacheStorageProxy.StoreIncludeCacheStorageProxy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IncludeCacheStorageProxy.put( String uri , Serializable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